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92c05" officeooo:paragraph-rsid="00092c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- 8</text:p>
      <text:p text:style-name="P1">mysql&gt; use library;</text:p>
      <text:p text:style-name="P1">Database changed</text:p>
      <text:p text:style-name="P1">mysql&gt; create table library_info(id int not null,name varchar(50),primary key(id));</text:p>
      <text:p text:style-name="P1">Query OK, 0 rows affected (0.15 sec)</text:p>
      <text:p text:style-name="P1">mysql&gt; insert into library_info ( id,name) values('1','prachi'); </text:p>
      <text:p text:style-name="P1">Query OK, 1 row affected (0.04 sec)</text:p>
      <text:p text:style-name="P1"/>
      <text:p text:style-name="P1">mysql&gt; insert into library_info ( id,name) values('2','ratna'); </text:p>
      <text:p text:style-name="P1">Query OK, 1 row affected (0.03 sec)</text:p>
      <text:p text:style-name="P1"/>
      <text:p text:style-name="P1">mysql&gt; insert into library_info ( id,name) values('3','mamata'); </text:p>
      <text:p text:style-name="P1">Query OK, 1 row affected (0.02 sec)</text:p>
      <text:p text:style-name="P1"/>
      <text:p text:style-name="P1">mysql&gt; insert into library_info ( id,name) values('4','aesha'); </text:p>
      <text:p text:style-name="P1">Query OK, 1 row affected (0.03 sec)</text:p>
      <text:p text:style-name="P1"/>
      <text:p text:style-name="P1">mysql&gt; insert into library_info ( id,name) values('5','anjali'); </text:p>
      <text:p text:style-name="P1">Query OK, 1 row affected (0.03 sec)</text:p>
      <text:p text:style-name="P1"/>
      <text:p text:style-name="P1">mysql&gt; select * from library_info;</text:p>
      <text:p text:style-name="P1">+----+--------+</text:p>
      <text:p text:style-name="P1">| id | name <text:s text:c="2"/>|</text:p>
      <text:p text:style-name="P1">+----+--------+</text:p>
      <text:p text:style-name="P1">| <text:s/>1 | prachi |</text:p>
      <text:p text:style-name="P1">| <text:s/>2 | ratna <text:s/>|</text:p>
      <text:p text:style-name="P1">| <text:s/>3 | mamata |</text:p>
      <text:p text:style-name="P1">| <text:s/>4 | aesha <text:s/>|</text:p>
      <text:p text:style-name="P1">| <text:s/>5 | pratik |</text:p>
      <text:p text:style-name="P1">+----+--------+</text:p>
      <text:p text:style-name="P1">5 rows in set (0.00 sec)</text:p>
      <text:p text:style-name="P1"/>
      <text:p text:style-name="P1"/>
      <text:p text:style-name="P1">mysql&gt; create table library_audit(id int not null,name varchar(50),changeDate date);</text:p>
      <text:p text:style-name="P1">Query OK, 0 rows affected (0.06 sec)</text:p>
      <text:p text:style-name="P1">mysql&gt; select * from library_audit;</text:p>
      <text:p text:style-name="P1">Empty set (0.00 sec)</text:p>
      <text:p text:style-name="P1"/>
      <text:p text:style-name="P1">mysql&gt; DELIMITER //</text:p>
      <text:p text:style-name="P1">mysql&gt; CREATE TRIGGER t1 AFTER UPDATE ON library_info FOR EACH ROW</text:p>
      <text:p text:style-name="P1"><text:s text:c="4"/>-&gt; BEGIN</text:p>
      <text:p text:style-name="P1"><text:s text:c="4"/>-&gt; INSERT INTO library_audit SET id = OLD.id, name= OLD.name, changeDate= NOW() ;</text:p>
      <text:p text:style-name="P1"><text:s text:c="4"/>-&gt; END //</text:p>
      <text:p text:style-name="P1">Query OK, 0 rows affected (0.08 sec)</text:p>
      <text:p text:style-name="P1"/>
      <text:p text:style-name="P1">mysql&gt; delimiter ;</text:p>
      <text:p text:style-name="P1">mysql&gt; show triggers ;</text:p>
      <text:p text:style-name="P1">+---------+--------+--------------+------------------------------------------------------------------------------------------+--------+---------+----------+----------------+----------------------+----------------------+--------------------+</text:p>
      <text:p text:style-name="P1">| Trigger | Event <text:s/>| Table <text:s text:c="7"/>| Statement <text:s text:c="79"/>| Timing | Created | sql_mode | Definer <text:s text:c="7"/>| character_set_client | collation_connection | Database Collation |</text:p>
      <text:p text:style-name="P1">+---------+--------+--------------+------------------------------------------------------------------------------------------+--------+---------+----------+----------------+----------------------+----------------------+--------------------+</text:p>
      <text:p text:style-name="P1">| t1 <text:s text:c="5"/>| UPDATE | library_info | BEGIN</text:p>
      <text:p text:style-name="P1">INSERT INTO library_audit SET id = OLD.id, name= OLD.name, changeDate= NOW() ;</text:p>
      <text:p text:style-name="P1">END | AFTER <text:s/>| NULL <text:s text:c="3"/>| <text:s text:c="9"/>| root@localhost | utf8 <text:s text:c="16"/>| <text:soft-page-break/>utf8_general_ci <text:s text:c="5"/>| latin1_swedish_ci <text:s/>|</text:p>
      <text:p text:style-name="P1">+---------+--------+--------------+------------------------------------------------------------------------------------------+--------+---------+----------+----------------+----------------------+----------------------+--------------------+</text:p>
      <text:p text:style-name="P1">1 row in set (0.02 sec)</text:p>
      <text:p text:style-name="P1"/>
      <text:p text:style-name="P1">mysql&gt; update library_info set name='pratik' where id=5;</text:p>
      <text:p text:style-name="P1">Query OK, 1 row affected (0.06 sec)</text:p>
      <text:p text:style-name="P1">Rows matched: 1 <text:s/>Changed: 1 <text:s/>Warnings: 0</text:p>
      <text:p text:style-name="P1"/>
      <text:p text:style-name="P1">mysql&gt; select * from library_info;</text:p>
      <text:p text:style-name="P1">+----+--------+</text:p>
      <text:p text:style-name="P1">| id | name <text:s text:c="2"/>|</text:p>
      <text:p text:style-name="P1">+----+--------+</text:p>
      <text:p text:style-name="P1">| <text:s/>1 | prachi |</text:p>
      <text:p text:style-name="P1">| <text:s/>2 | ratna <text:s/>|</text:p>
      <text:p text:style-name="P1">| <text:s/>3 | mamata |</text:p>
      <text:p text:style-name="P1">| <text:s/>4 | aesha <text:s/>|</text:p>
      <text:p text:style-name="P1">| <text:s/>5 | pratik |</text:p>
      <text:p text:style-name="P1">+----+--------+</text:p>
      <text:p text:style-name="P1">5 rows in set (0.00 sec)</text:p>
      <text:p text:style-name="P1"/>
      <text:p text:style-name="P1">mysql&gt; select * from library_audit;</text:p>
      <text:p text:style-name="P1">+----+--------+------------+</text:p>
      <text:p text:style-name="P1">| id | name <text:s text:c="2"/>| changeDate |</text:p>
      <text:p text:style-name="P1">+----+--------+------------+</text:p>
      <text:p text:style-name="P1">| <text:s/>5 | anjali | 2017-09-14 |</text:p>
      <text:p text:style-name="P1">+----+--------+------------+</text:p>
      <text:p text:style-name="P1">1 row in set (0.00 sec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67" meta:word-count="424" meta:character-count="3048" meta:non-whitespace-character-count="2571"/>
    <meta:generator>LibreOffice/4.2.8.2$Linux_X86_64 LibreOffice_project/420m0$Build-2</meta:generator>
  </office:meta>
</office:document-meta>
</file>